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DejaVu Serif" fo:font-style="italic" style:font-style-asian="italic" style:font-style-complex="italic"/>
    </style:style>
    <style:style style:name="ce2" style:family="table-cell" style:parent-style-name="Default">
      <style:table-cell-properties fo:wrap-option="wrap"/>
      <style:text-properties style:font-name="DejaVu Serif" fo:font-size="8pt" fo:font-style="italic" style:font-size-asian="8pt" style:font-style-asian="italic" style:font-size-complex="8pt" style:font-style-complex="italic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end" fo:margin-left="0pt"/>
      <style:text-properties style:font-name="DejaVu Serif" fo:font-size="8pt" fo:font-style="italic" style:font-size-asian="8pt" style:font-style-asian="italic" style:font-size-complex="8pt" style:font-style-complex="italic"/>
    </style:style>
    <style:style style:name="ce4" style:family="table-cell" style:parent-style-name="Default">
      <style:table-cell-properties style:text-align-source="fix" style:repeat-content="false" fo:wrap-option="wrap" style:vertical-align="bottom"/>
      <style:paragraph-properties fo:text-align="end" fo:margin-left="0pt"/>
      <style:text-properties style:font-name="DejaVu Serif" fo:font-size="8pt" fo:font-style="italic" style:font-name-asian="AR PL SungtiL GB" style:font-size-asian="8pt" style:font-style-asian="italic" style:font-name-complex="Lohit Devanagari" style:font-size-complex="8pt" style:font-style-complex="italic"/>
    </style:style>
    <style:style style:name="ce5" style:family="table-cell" style:parent-style-name="Default">
      <style:table-cell-properties style:text-align-source="fix" style:repeat-content="false" fo:wrap-option="wrap" style:vertical-align="bottom"/>
      <style:paragraph-properties fo:text-align="end" fo:margin-left="0pt"/>
      <style:text-properties style:font-name="DejaVu Serif" fo:font-size="8pt" fo:font-style="italic" style:font-size-asian="8pt" style:font-style-asian="italic" style:font-size-complex="8pt" style:font-style-complex="italic"/>
    </style:style>
    <style:style style:name="ce6" style:family="table-cell" style:parent-style-name="Default">
      <style:table-cell-properties fo:background-color="#bdbfe1" style:text-align-source="fix" style:repeat-content="false" fo:wrap-option="wrap" fo:border="0.06pt solid #071136" style:vertical-align="middle"/>
      <style:paragraph-properties fo:text-align="center" fo:margin-left="0pt"/>
      <style:text-properties style:font-name="DejaVu Serif" fo:font-style="italic" style:font-style-asian="italic" style:font-style-complex="italic"/>
    </style:style>
    <style:style style:name="ce7" style:family="table-cell" style:parent-style-name="Default">
      <style:table-cell-properties fo:wrap-option="wrap" style:vertical-align="top"/>
      <style:text-properties style:font-name="DejaVu Serif" fo:font-size="8pt" fo:font-style="italic" style:font-size-asian="8pt" style:font-style-asian="italic" style:font-size-complex="8pt" style:font-style-complex="italic"/>
    </style:style>
    <style:style style:name="ce8" style:family="table-cell" style:parent-style-name="Default">
      <style:table-cell-properties fo:background-color="#7477b8" style:text-align-source="fix" style:repeat-content="false" fo:wrap-option="wrap" fo:border="0.06pt solid #071136" style:vertical-align="middle"/>
      <style:paragraph-properties fo:text-align="center" fo:margin-left="0pt"/>
      <style:text-properties style:font-name="DejaVu Serif" fo:font-style="italic" style:font-style-asian="italic" style:font-style-complex="italic"/>
    </style:style>
    <style:style style:name="ce9" style:family="table-cell" style:parent-style-name="Default">
      <style:table-cell-properties fo:background-color="#bdbfe1" style:text-align-source="fix" style:repeat-content="false" fo:wrap-option="wrap" fo:border="0.06pt solid #071136" style:vertical-align="middle"/>
      <style:paragraph-properties fo:text-align="center" fo:margin-left="0pt"/>
      <style:text-properties style:font-name="DejaVu Serif" fo:font-style="italic" style:font-name-asian="AR PL SungtiL GB" style:font-style-asian="italic" style:font-name-complex="Lohit Devanagari" style:font-style-complex="italic"/>
    </style:style>
    <style:style style:name="ce10" style:family="table-cell" style:parent-style-name="Default">
      <style:table-cell-properties fo:wrap-option="wrap" style:vertical-align="top"/>
      <style:text-properties style:font-name="DejaVu Serif" fo:font-size="8pt" fo:font-style="italic" style:font-name-asian="AR PL SungtiL GB" style:font-size-asian="8pt" style:font-style-asian="italic" style:font-name-complex="Lohit Devanagari" style:font-size-complex="8pt" style:font-style-complex="italic"/>
    </style:style>
    <style:style style:name="gr1" style:family="graphic">
      <style:graphic-properties draw:stroke="none" svg:stroke-color="#000000" draw:fill="none" draw:fill-color="#ffffff" draw:textarea-vertical-align="middle" fo:min-height="28.52pt"/>
    </style:style>
    <style:style style:name="gr2" style:family="graphic">
      <style:graphic-properties draw:stroke="none" svg:stroke-color="#000000" draw:fill="none" draw:fill-color="#ffffff" draw:textarea-vertical-align="middle" fo:min-height="22.51pt"/>
    </style:style>
    <style:style style:name="gr3" style:family="graphic">
      <style:graphic-properties draw:stroke="none" svg:stroke-color="#000000" draw:fill="none" draw:fill-color="#ffffff" draw:textarea-vertical-align="middle" fo:min-height="36.31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DejaVu Serif" fo:font-size="8pt" fo:font-style="italic" style:font-size-asian="8pt" style:font-style-asian="italic" style:font-size-complex="8pt" style:font-style-complex="italic"/>
    </style:style>
    <style:style style:name="P3" style:family="paragraph">
      <loext:graphic-properties draw:fill="none" draw:fill-color="#ffffff"/>
      <style:paragraph-properties fo:text-align="center"/>
      <style:text-properties style:font-name="DejaVu Serif" fo:font-size="8pt" style:font-size-asian="8pt" style:font-size-complex="8pt"/>
    </style:style>
    <style:style style:name="T1" style:family="text">
      <style:text-properties fo:font-family="'Liberation Serif'" style:font-style-name="Regular" fo:font-size="8pt" fo:font-style="italic" style:font-size-asian="8pt" style:font-style-asian="italic" style:font-size-complex="8pt" style:font-style-complex="italic"/>
    </style:style>
    <style:style style:name="T2" style:family="text">
      <style:text-properties style:font-name="DejaVu Serif" fo:font-size="8pt" fo:font-style="italic" style:font-size-asian="8pt" style:font-style-asian="italic" style:font-size-complex="8pt" style:font-style-complex="italic"/>
    </style:style>
    <style:style style:name="T3" style:family="text">
      <style:text-properties style:text-position="sub 75%" style:font-name="DejaVu Serif" fo:font-size="8pt" fo:font-style="italic" style:font-size-asian="8pt" style:font-style-asian="italic" style:font-size-complex="8pt" style:font-style-complex="italic"/>
    </style:style>
    <style:style style:name="T4" style:family="text">
      <style:text-properties fo:font-family="'DejaVu Serif'" style:font-style-name="Book" fo:font-size="8pt" fo:font-style="italic" style:font-size-asian="8pt" style:font-style-asian="italic" style:font-size-complex="8pt" style:font-style-complex="italic"/>
    </style:style>
    <style:style style:name="T5" style:family="text">
      <style:text-properties style:text-position="sub 75%"/>
    </style:style>
    <style:style style:name="T6" style:family="text">
      <style:text-properties style:font-name-asian="AR PL SungtiL GB" style:font-name-complex="Lohit Devanagari"/>
    </style:style>
    <style:style style:name="T7" style:family="text">
      <style:text-properties style:font-name-asian="AR PL SungtiL GB" style:font-name-complex="Lohit Devanagari" style:text-position="sub 75%"/>
    </style:style>
    <style:style style:name="T8" style:family="text">
      <style:text-properties fo:font-size="8pt" style:font-relief="none" style:font-style-complex="italic" style:font-weight-complex="normal" style:font-size-complex="8pt" style:font-name-complex="Lohit Devanagari" style:language-complex="hi" style:country-complex="IN" fo:language="en" fo:country="US" fo:text-shadow="none" fo:font-style="italic" style:text-underline-style="none" style:text-underline-color="font-color" style:text-line-through-mode="continuous" style:font-name="DejaVu Serif" fo:font-weight="normal" style:text-line-through-type="none" style:text-outline="false" style:language-asian="zh" style:country-asian="CN" style:font-name-asian="AR PL SungtiL GB" style:font-size-asian="8pt" style:font-weight-asian="normal" style:font-style-asian="italic" style:text-emphasize="none" style:text-overline-style="none" style:text-overline-color="font-color"/>
    </style:style>
    <style:style style:name="T9" style:family="text">
      <style:text-properties fo:font-size="8pt" style:font-relief="none" style:font-style-complex="italic" style:font-weight-complex="normal" style:font-size-complex="8pt" style:font-name-complex="Lohit Devanagari" style:language-complex="hi" style:country-complex="IN" fo:language="en" fo:country="US" fo:text-shadow="none" fo:font-style="italic" style:text-underline-style="none" style:text-underline-color="font-color" style:text-line-through-mode="continuous" style:font-name="DejaVu Serif" fo:font-weight="normal" style:text-line-through-type="none" style:text-outline="false" style:language-asian="zh" style:country-asian="CN" style:font-name-asian="AR PL SungtiL GB" style:font-size-asian="8pt" style:font-weight-asian="normal" style:font-style-asian="italic" style:text-emphasize="none" style:text-overline-style="none" style:text-overline-color="font-color" style:text-position="sub 75%"/>
    </style:style>
    <style:style style:name="T10" style:family="text">
      <style:text-properties fo:text-shadow="none" style:font-relief="none" style:font-style-complex="italic" style:font-weight-complex="normal" style:font-size-complex="8pt" style:font-name-complex="Lohit Devanagari" style:language-complex="hi" style:country-complex="IN" fo:language="en" fo:country="US" fo:font-style="italic" style:text-underline-style="none" style:text-underline-color="font-color" fo:font-size="8pt" style:font-name="DejaVu Serif" fo:font-weight="normal" style:text-line-through-type="none" style:text-outline="false" style:text-line-through-mode="continuous" style:language-asian="zh" style:country-asian="CN" style:font-name-asian="AR PL SungtiL GB" style:font-size-asian="8pt" style:font-weight-asian="normal" style:font-style-asian="italic" style:text-emphasize="none" style:text-overline-style="none" style:text-overline-color="font-color"/>
    </style:style>
    <style:style style:name="T11" style:family="text">
      <style:text-properties fo:text-shadow="none" style:font-relief="none" style:font-style-complex="italic" style:font-weight-complex="normal" style:font-size-complex="8pt" style:font-name-complex="Lohit Devanagari" style:language-complex="hi" style:country-complex="IN" fo:language="en" fo:country="US" fo:font-style="italic" style:text-underline-style="none" style:text-underline-color="font-color" fo:font-size="8pt" style:font-name="DejaVu Serif" fo:font-weight="normal" style:text-line-through-type="none" style:text-outline="false" style:text-line-through-mode="continuous" style:language-asian="zh" style:country-asian="CN" style:font-name-asian="AR PL SungtiL GB" style:font-size-asian="8pt" style:font-weight-asian="normal" style:font-style-asian="italic" style:text-emphasize="none" style:text-overline-style="none" style:text-overline-color="font-color" style:text-position="sub 75%"/>
    </style:style>
    <style:style style:name="T12" style:family="text">
      <style:text-properties style:font-name="DejaVu Serif" style:font-name-asian="AR PL SungtiL GB" style:font-name-complex="Lohit Devanagari"/>
    </style:style>
    <style:style style:name="T13" style:family="text">
      <style:text-properties style:font-name="DejaVu Serif" style:font-name-asian="AR PL SungtiL GB" style:font-name-complex="Lohit Devanagari" style:text-position="sub 75%"/>
    </style:style>
    <style:style style:name="T14" style:family="text">
      <style:text-properties style:text-position="-10% 75%"/>
    </style:style>
    <style:style style:name="T15" style:family="text">
      <style:text-properties style:font-name="DejaVu Serif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6" style:family="text">
      <style:text-properties style:font-name="DejaVu Serif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 style:text-position="sub 75%"/>
    </style:style>
    <style:style style:name="T17" style:family="text">
      <style:text-properties style:font-name-complex="Lohit Devanagari" style:text-line-through-mode="continuous" style:font-relief="none" style:font-size-complex="10pt" style:language-asian="zh" style:country-asian="CN" style:font-name="DejaVu Serif" style:text-emphasize="none" style:font-style-complex="italic" style:font-style-asian="italic" style:font-weight-complex="normal" style:font-weight-asian="normal" style:language-complex="hi" style:country-complex="IN" fo:font-size="10pt" style:text-outline="false" fo:font-style="italic" style:text-line-through-type="none" style:text-underline-style="none" style:text-underline-color="font-color" fo:font-weight="normal" fo:language="en" fo:country="US" style:font-name-asian="AR PL SungtiL GB" fo:text-shadow="none" style:text-overline-style="none" style:text-overline-color="font-color" style:font-size-asian="10pt"/>
    </style:style>
    <style:style style:name="T18" style:family="text">
      <style:text-properties style:font-name-complex="Lohit Devanagari" style:text-line-through-mode="continuous" style:font-relief="none" style:font-size-complex="10pt" style:language-asian="zh" style:country-asian="CN" style:font-name="DejaVu Serif" style:text-emphasize="none" style:font-style-complex="italic" style:font-style-asian="italic" style:font-weight-complex="normal" style:font-weight-asian="normal" style:language-complex="hi" style:country-complex="IN" fo:font-size="10pt" style:text-outline="false" fo:font-style="italic" style:text-line-through-type="none" style:text-underline-style="none" style:text-underline-color="font-color" fo:font-weight="normal" fo:language="en" fo:country="US" style:font-name-asian="AR PL SungtiL GB" fo:text-shadow="none" style:text-overline-style="none" style:text-overline-color="font-color" style:font-size-asian="10pt" style:text-position="sub 75%"/>
    </style:style>
    <style:style style:name="T19" style:family="text">
      <style:text-properties style:font-size-asian="10pt" style:font-name-complex="Lohit Devanagari" style:text-overline-style="none" style:text-overline-color="font-color" fo:text-shadow="none" style:font-name-asian="AR PL SungtiL GB" fo:language="en" fo:country="US" fo:font-weight="normal" style:text-underline-style="none" style:text-underline-color="font-color" style:text-line-through-type="none" fo:font-style="italic" style:text-outline="false" fo:font-size="10pt" style:language-complex="hi" style:country-complex="IN" style:font-weight-asian="normal" style:font-weight-complex="normal" style:font-style-asian="italic" style:font-style-complex="italic" style:text-emphasize="none" style:font-name="DejaVu Serif" style:language-asian="zh" style:country-asian="CN" style:font-size-complex="10pt" style:font-relief="none" style:text-line-through-mode="continuous"/>
    </style:style>
    <style:style style:name="T20" style:family="text">
      <style:text-properties style:font-size-asian="10pt" style:font-name-complex="Lohit Devanagari" style:text-overline-style="none" style:text-overline-color="font-color" fo:text-shadow="none" style:font-name-asian="AR PL SungtiL GB" fo:language="en" fo:country="US" fo:font-weight="normal" style:text-underline-style="none" style:text-underline-color="font-color" style:text-line-through-type="none" fo:font-style="italic" style:text-outline="false" fo:font-size="10pt" style:language-complex="hi" style:country-complex="IN" style:font-weight-asian="normal" style:font-weight-complex="normal" style:font-style-asian="italic" style:font-style-complex="italic" style:text-emphasize="none" style:font-name="DejaVu Serif" style:language-asian="zh" style:country-asian="CN" style:font-size-complex="10pt" style:font-relief="none" style:text-line-through-mode="continuous" style:text-position="sub 75%"/>
    </style:style>
    <style:style style:name="T21" style:family="text">
      <style:text-properties style:font-name-complex="Lohit Devanagari" fo:language="en" fo:country="US" style:font-relief="none" style:font-size-complex="10pt" style:language-asian="zh" style:country-asian="CN" fo:text-shadow="none" style:text-emphasize="none" style:font-style-complex="italic" style:font-style-asian="italic" style:font-weight-complex="normal" style:font-weight-asian="normal" style:language-complex="hi" style:country-complex="IN" style:font-name="DejaVu Serif" style:text-outline="false" fo:font-style="italic" style:text-line-through-type="none" style:text-underline-style="none" style:text-underline-color="font-color" fo:font-weight="normal" fo:font-size="10pt" style:font-name-asian="AR PL SungtiL GB" style:text-line-through-mode="continuous" style:text-overline-style="none" style:text-overline-color="font-color" style:font-size-asian="10pt"/>
    </style:style>
    <style:style style:name="T22" style:family="text">
      <style:text-properties style:font-name-complex="Lohit Devanagari" fo:language="en" fo:country="US" style:font-relief="none" style:font-size-complex="10pt" style:language-asian="zh" style:country-asian="CN" fo:text-shadow="none" style:text-emphasize="none" style:font-style-complex="italic" style:font-style-asian="italic" style:font-weight-complex="normal" style:font-weight-asian="normal" style:language-complex="hi" style:country-complex="IN" style:font-name="DejaVu Serif" style:text-outline="false" fo:font-style="italic" style:text-line-through-type="none" style:text-underline-style="none" style:text-underline-color="font-color" fo:font-weight="normal" fo:font-size="10pt" style:font-name-asian="AR PL SungtiL GB" style:text-line-through-mode="continuous" style:text-overline-style="none" style:text-overline-color="font-color" style:font-size-asian="10pt" style:text-position="sub 75%"/>
    </style:style>
    <style:style style:name="T23" style:family="text">
      <style:text-properties style:font-name-complex="Lohit Devanagari" fo:language="en" fo:country="US" style:font-relief="none" style:font-size-complex="10pt" style:language-asian="zh" style:country-asian="CN" style:text-underline-style="none" style:text-underline-color="font-color" style:text-emphasize="none" style:font-style-complex="italic" style:font-style-asian="italic" style:font-weight-complex="normal" style:font-weight-asian="normal" style:language-complex="hi" style:country-complex="IN" style:font-name="DejaVu Serif" fo:text-shadow="none" style:text-outline="false" fo:font-style="italic" style:text-line-through-type="none" fo:font-weight="normal" fo:font-size="10pt" style:font-name-asian="AR PL SungtiL GB" style:text-line-through-mode="continuous" style:text-overline-style="none" style:text-overline-color="font-color" style:font-size-asian="10pt"/>
    </style:style>
    <style:style style:name="T24" style:family="text">
      <style:text-properties style:font-name-complex="Lohit Devanagari" fo:language="en" fo:country="US" style:font-relief="none" style:font-size-complex="10pt" style:language-asian="zh" style:country-asian="CN" style:text-underline-style="none" style:text-underline-color="font-color" style:text-emphasize="none" style:font-style-complex="italic" style:font-style-asian="italic" style:font-weight-complex="normal" style:font-weight-asian="normal" style:language-complex="hi" style:country-complex="IN" style:font-name="DejaVu Serif" fo:text-shadow="none" style:text-outline="false" fo:font-style="italic" style:text-line-through-type="none" fo:font-weight="normal" fo:font-size="10pt" style:font-name-asian="AR PL SungtiL GB" style:text-line-through-mode="continuous" style:text-overline-style="none" style:text-overline-color="font-color" style:font-size-asian="10pt" style:text-position="sub 75%"/>
    </style:style>
    <style:style style:name="T25" style:family="text">
      <style:text-properties style:language-complex="hi" style:country-complex="IN" style:font-name-complex="Lohit Devanagari" style:font-relief="none" style:text-emphasize="none" style:font-style-complex="italic" style:font-style-asian="italic" style:font-weight-complex="normal" style:font-weight-asian="normal" style:font-size-complex="10pt" style:font-size-asian="10pt" style:language-asian="zh" style:country-asian="CN" fo:language="en" fo:country="US" style:text-line-through-mode="continuous" fo:text-shadow="none" style:text-outline="false" fo:font-style="italic" style:text-line-through-type="none" style:text-underline-style="none" style:text-underline-color="font-color" fo:font-weight="normal" fo:font-size="10pt" style:font-name="DejaVu Serif" style:font-name-asian="AR PL SungtiL GB" style:text-overline-style="none" style:text-overline-color="font-color"/>
    </style:style>
    <style:style style:name="T26" style:family="text">
      <style:text-properties style:language-complex="hi" style:country-complex="IN" style:font-name-complex="Lohit Devanagari" style:font-relief="none" style:text-emphasize="none" style:font-style-complex="italic" style:font-style-asian="italic" style:font-weight-complex="normal" style:font-weight-asian="normal" style:font-size-complex="10pt" style:font-size-asian="10pt" style:language-asian="zh" style:country-asian="CN" fo:language="en" fo:country="US" style:text-line-through-mode="continuous" fo:text-shadow="none" style:text-outline="false" fo:font-style="italic" style:text-line-through-type="none" style:text-underline-style="none" style:text-underline-color="font-color" fo:font-weight="normal" fo:font-size="10pt" style:font-name="DejaVu Serif" style:font-name-asian="AR PL SungtiL GB" style:text-overline-style="none" style:text-overline-color="font-color" style:text-position="sub 75%"/>
    </style:style>
    <style:style style:name="T27" style:family="text">
      <style:text-properties style:font-name-complex="Lohit Devanagari" style:text-line-through-mode="continuous" style:font-relief="none" style:text-emphasize="none" style:font-style-complex="italic" style:font-style-asian="italic" style:font-weight-complex="normal" style:font-weight-asian="normal" style:font-size-complex="8pt" style:font-size-asian="8pt" style:language-asian="zh" style:country-asian="CN" fo:language="en" fo:country="US" style:language-complex="hi" style:country-complex="IN" fo:text-shadow="none" style:text-outline="false" fo:font-style="italic" style:text-line-through-type="none" style:text-underline-style="none" style:text-underline-color="font-color" fo:font-weight="normal" fo:font-size="8pt" style:font-name="DejaVu Serif" style:font-name-asian="AR PL SungtiL GB" style:text-overline-style="none" style:text-overline-color="font-color"/>
    </style:style>
    <style:style style:name="T28" style:family="text">
      <style:text-properties style:font-name-complex="Lohit Devanagari" style:text-line-through-mode="continuous" style:font-relief="none" style:text-emphasize="none" style:font-style-complex="italic" style:font-style-asian="italic" style:font-weight-complex="normal" style:font-weight-asian="normal" style:font-size-complex="8pt" style:font-size-asian="8pt" style:language-asian="zh" style:country-asian="CN" fo:language="en" fo:country="US" style:language-complex="hi" style:country-complex="IN" fo:text-shadow="none" style:text-outline="false" fo:font-style="italic" style:text-line-through-type="none" style:text-underline-style="none" style:text-underline-color="font-color" fo:font-weight="normal" fo:font-size="8pt" style:font-name="DejaVu Serif" style:font-name-asian="AR PL SungtiL GB" style:text-overline-style="none" style:text-overline-color="font-color" style:text-position="sub 75%"/>
    </style:style>
    <style:style style:name="T29" style:family="text">
      <style:text-properties style:font-name="DejaVu Serif" fo:font-size="8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0" style:family="text">
      <style:text-properties style:font-name-complex="Lohit Devanagari" fo:language="en" fo:country="US" style:font-name-asian="AR PL SungtiL GB" style:font-name="DejaVu Serif" fo:font-size="8pt" fo:font-weight="normal" style:text-underline-style="none" style:text-underline-color="font-color" style:text-line-through-type="none" fo:font-style="italic" style:text-outline="false" fo:text-shadow="none" style:text-line-through-mode="continuous" style:language-complex="hi" style:country-complex="IN" style:language-asian="zh" style:country-asian="CN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1" style:family="text">
      <style:text-properties style:font-name-complex="Lohit Devanagari" fo:language="en" fo:country="US" style:font-name-asian="AR PL SungtiL GB" style:font-name="DejaVu Serif" fo:font-size="8pt" fo:font-weight="normal" style:text-underline-style="none" style:text-underline-color="font-color" style:text-line-through-type="none" fo:font-style="italic" style:text-outline="false" fo:text-shadow="none" style:text-line-through-mode="continuous" style:language-complex="hi" style:country-complex="IN" style:language-asian="zh" style:country-asian="CN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 style:text-position="sub 75%"/>
    </style:style>
    <style:style style:name="T32" style:family="text">
      <style:text-properties style:font-name="DejaVu Serif" style:font-name-asian="AR PL SungtiL GB" style:font-name-complex="Lohit Devanagari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3" style:family="text">
      <style:text-properties style:font-name="DejaVu Serif" style:font-name-asian="AR PL SungtiL GB" style:font-name-complex="Lohit Devanagari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 style:text-position="sub 75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23.81pt" svg:height="28.52pt" svg:x="95.81pt" svg:y="418.25pt">
            <draw:text-box>
              <text:p text:style-name="P1"><text:span text:style-name="T1">↑</text:span></text:p>
              <text:p text:style-name="P1"><text:span text:style-name="T2">Dys</text:span><text:span text:style-name="T3">0</text:span></text:p>
              <text:p text:style-name="P1"><text:span text:style-name="T1">↓</text:span></text:p>
            </draw:text-box>
          </draw:frame>
          <draw:frame draw:z-index="1" draw:style-name="gr2" draw:text-style-name="P3" svg:width="43.06pt" svg:height="22.51pt" svg:x="193.86pt" svg:y="493.63pt">
            <draw:text-box>
              <text:p text:style-name="P1"><text:span text:style-name="T4">←</text:span><text:span text:style-name="T2">Dxs</text:span><text:span text:style-name="T3">1</text:span><text:span text:style-name="T4">→</text:span></text:p>
            </draw:text-box>
          </draw:frame>
          <draw:frame draw:z-index="2" draw:style-name="gr2" draw:text-style-name="P3" svg:width="43.06pt" svg:height="22.51pt" svg:x="229.86pt" svg:y="493.2pt">
            <draw:text-box>
              <text:p text:style-name="P1"><text:span text:style-name="T4">←</text:span><text:span text:style-name="T2">Dxs</text:span><text:span text:style-name="T3">2</text:span><text:span text:style-name="T4">→</text:span></text:p>
            </draw:text-box>
          </draw:frame>
          <draw:frame draw:z-index="3" draw:style-name="gr2" draw:text-style-name="P3" svg:width="43.06pt" svg:height="22.51pt" svg:x="410.12pt" svg:y="493.2pt">
            <draw:text-box>
              <text:p text:style-name="P1"><text:span text:style-name="T4">←</text:span><text:span text:style-name="T2">Dxs</text:span><text:span text:style-name="T3">n-3</text:span><text:span text:style-name="T4">→</text:span></text:p>
            </draw:text-box>
          </draw:frame>
          <draw:frame draw:z-index="4" draw:style-name="gr2" draw:text-style-name="P3" svg:width="43.06pt" svg:height="22.51pt" svg:x="446.14pt" svg:y="493.2pt">
            <draw:text-box>
              <text:p text:style-name="P1"><text:span text:style-name="T4">←</text:span><text:span text:style-name="T2">Dxs</text:span><text:span text:style-name="T3">n-2</text:span><text:span text:style-name="T4">→</text:span></text:p>
            </draw:text-box>
          </draw:frame>
          <draw:frame draw:z-index="5" draw:style-name="gr2" draw:text-style-name="P2" svg:width="43.06pt" svg:height="22.51pt" svg:x="157.95pt" svg:y="493.2pt">
            <draw:text-box>
              <text:p text:style-name="P1"><text:span text:style-name="T4">←</text:span><text:span text:style-name="T2">Dxs</text:span><text:span text:style-name="T3">0</text:span><text:span text:style-name="T4">→</text:span></text:p>
            </draw:text-box>
          </draw:frame>
          <draw:frame draw:z-index="6" draw:style-name="gr1" draw:text-style-name="P3" svg:width="23.81pt" svg:height="28.52pt" svg:x="95.73pt" svg:y="381.8pt">
            <draw:text-box>
              <text:p text:style-name="P1"><text:span text:style-name="T1">↑</text:span></text:p>
              <text:p text:style-name="P1"><text:span text:style-name="T2">Dys</text:span><text:span text:style-name="T3">1</text:span></text:p>
              <text:p text:style-name="P1"><text:span text:style-name="T1">↓</text:span></text:p>
            </draw:text-box>
          </draw:frame>
          <draw:frame draw:z-index="7" draw:style-name="gr1" draw:text-style-name="P3" svg:width="23.81pt" svg:height="28.52pt" svg:x="95.75pt" svg:y="345.6pt">
            <draw:text-box>
              <text:p text:style-name="P1"><text:span text:style-name="T1">↑</text:span></text:p>
              <text:p text:style-name="P1"><text:span text:style-name="T2">Dys</text:span><text:span text:style-name="T3">2</text:span></text:p>
              <text:p text:style-name="P1"><text:span text:style-name="T1">↓</text:span></text:p>
            </draw:text-box>
          </draw:frame>
          <draw:frame draw:z-index="8" draw:style-name="gr3" draw:text-style-name="P3" svg:width="28.37pt" svg:height="36.31pt" svg:x="93.54pt" svg:y="161.21pt">
            <draw:text-box>
              <text:p text:style-name="P1"><text:span text:style-name="T1">↑</text:span></text:p>
              <text:p text:style-name="P1"><text:span text:style-name="T2">Dys</text:span><text:span text:style-name="T3">n-3</text:span></text:p>
              <text:p text:style-name="P1"><text:span text:style-name="T1">↓</text:span></text:p>
            </draw:text-box>
          </draw:frame>
          <draw:frame draw:z-index="9" draw:style-name="gr3" draw:text-style-name="P3" svg:width="28.37pt" svg:height="36.31pt" svg:x="93.54pt" svg:y="125.12pt">
            <draw:text-box>
              <text:p text:style-name="P1"><text:span text:style-name="T1">↑</text:span></text:p>
              <text:p text:style-name="P1"><text:span text:style-name="T2">Dys</text:span><text:span text:style-name="T3">n-2</text:span></text:p>
              <text:p text:style-name="P1"><text:span text:style-name="T1">↓</text:span></text:p>
            </draw:text-box>
          </draw:frame>
        </table:shapes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/>
          <table:table-cell table:style-name="ce4" office:value-type="string" calcext:value-type="string">
            <text:p>y<text:span text:style-name="T5">n</text:span></text:p>
          </table:table-cell>
          <table:table-cell table:number-columns-repeated="11"/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5" office:value-type="string" calcext:value-type="string">
            <text:p>Dy<text:span text:style-name="T5">n-1</text:span>    </text:p>
            <text:p><text:span text:style-name="T6">y</text:span><text:span text:style-name="T7">n-1</text:span></text:p>
          </table:table-cell>
          <table:table-cell table:style-name="ce6" office:value-type="string" calcext:value-type="string">
            <text:p>0,n<text:span text:style-name="T14">y-1</text:span></text:p>
          </table:table-cell>
          <table:table-cell table:style-name="ce6" office:value-type="string" calcext:value-type="string">
            <text:p>1,n<text:span text:style-name="T14">y-1</text:span></text:p>
          </table:table-cell>
          <table:table-cell table:style-name="ce6" office:value-type="string" calcext:value-type="string">
            <text:p>2,n<text:span text:style-name="T14">y-1</text:span></text:p>
          </table:table-cell>
          <table:table-cell table:style-name="ce6" office:value-type="string" calcext:value-type="string">
            <text:p>3,n<text:span text:style-name="T14">y-1</text:span></text:p>
          </table:table-cell>
          <table:table-cell table:style-name="ce6" office:value-type="string" calcext:value-type="string">
            <text:p>4,n<text:span text:style-name="T14">y-1</text:span></text:p>
          </table:table-cell>
          <table:table-cell table:style-name="ce6" office:value-type="string" calcext:value-type="string">
            <text:p>5,n<text:span text:style-name="T14">y-1</text:span></text:p>
          </table:table-cell>
          <table:table-cell table:style-name="ce6" office:value-type="string" calcext:value-type="string">
            <text:p>6,n<text:span text:style-name="T14">y-1</text:span></text:p>
          </table:table-cell>
          <table:table-cell table:style-name="ce6" office:value-type="string" calcext:value-type="string">
            <text:p><text:span text:style-name="T17">n</text:span><text:span text:style-name="T18">x-3</text:span><text:span text:style-name="T17">, </text:span>n<text:span text:style-name="T14">y-1</text:span></text:p>
          </table:table-cell>
          <table:table-cell table:style-name="ce6" office:value-type="string" calcext:value-type="string">
            <text:p>n<text:span text:style-name="T5">x-2</text:span>,</text:p>
            <text:p>n<text:span text:style-name="T5">y-1</text:span></text:p>
          </table:table-cell>
          <table:table-cell table:style-name="ce6" office:value-type="string" calcext:value-type="string">
            <text:p>n<text:span text:style-name="T5">x-1</text:span>,</text:p>
            <text:p>n<text:span text:style-name="T5">y-1</text:span>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string" calcext:value-type="string">
            <text:p>Dy<text:span text:style-name="T5">n-2</text:span>    </text:p>
            <text:p>y<text:span text:style-name="T5">n-2</text:span></text:p>
          </table:table-cell>
          <table:table-cell table:style-name="ce6" office:value-type="string" calcext:value-type="string">
            <text:p>0,n<text:span text:style-name="T5">y-2</text:span></text:p>
          </table:table-cell>
          <table:table-cell table:style-name="ce6" office:value-type="string" calcext:value-type="string">
            <text:p>1,n<text:span text:style-name="T5">y-2</text:span></text:p>
          </table:table-cell>
          <table:table-cell table:style-name="ce6" office:value-type="string" calcext:value-type="string">
            <text:p>2,n<text:span text:style-name="T5">y-2</text:span></text:p>
          </table:table-cell>
          <table:table-cell table:style-name="ce6" office:value-type="string" calcext:value-type="string">
            <text:p>3,n<text:span text:style-name="T5">y-2</text:span></text:p>
          </table:table-cell>
          <table:table-cell table:style-name="ce6" office:value-type="string" calcext:value-type="string">
            <text:p>4,n<text:span text:style-name="T5">y-2</text:span></text:p>
          </table:table-cell>
          <table:table-cell table:style-name="ce6" office:value-type="string" calcext:value-type="string">
            <text:p>5,n<text:span text:style-name="T5">y-2</text:span></text:p>
          </table:table-cell>
          <table:table-cell table:style-name="ce6" office:value-type="string" calcext:value-type="string">
            <text:p>6,n<text:span text:style-name="T5">y-2</text:span></text:p>
          </table:table-cell>
          <table:table-cell table:style-name="ce6" office:value-type="string" calcext:value-type="string">
            <text:p><text:span text:style-name="T17">n</text:span><text:span text:style-name="T18">x-3</text:span><text:span text:style-name="T17">, </text:span>n<text:span text:style-name="T5">y-2</text:span></text:p>
          </table:table-cell>
          <table:table-cell table:style-name="ce6" office:value-type="string" calcext:value-type="string">
            <text:p>n<text:span text:style-name="T5">x-2</text:span>,</text:p>
            <text:p>n<text:span text:style-name="T5">y-2</text:span></text:p>
          </table:table-cell>
          <table:table-cell table:style-name="ce6" office:value-type="string" calcext:value-type="string">
            <text:p>n<text:span text:style-name="T5">x-1</text:span>,</text:p>
            <text:p>n<text:span text:style-name="T5">y-2</text:span>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8">Dy</text:span><text:span text:style-name="T9">n-3</text:span><text:span text:style-name="T8">    </text:span></text:p>
            <text:p><text:span text:style-name="T10">y</text:span><text:span text:style-name="T11">n-3</text:span></text:p>
          </table:table-cell>
          <table:table-cell table:style-name="ce6" office:value-type="string" calcext:value-type="string">
            <text:p><text:span text:style-name="T15">0,n</text:span><text:span text:style-name="T16">y-3</text:span></text:p>
          </table:table-cell>
          <table:table-cell table:style-name="ce6" office:value-type="string" calcext:value-type="string">
            <text:p><text:span text:style-name="T15">1,n</text:span><text:span text:style-name="T16">y-3</text:span></text:p>
          </table:table-cell>
          <table:table-cell table:style-name="ce8" office:value-type="string" calcext:value-type="string">
            <text:p><text:span text:style-name="T15">2,n</text:span><text:span text:style-name="T16">y-3</text:span></text:p>
          </table:table-cell>
          <table:table-cell table:style-name="ce8" office:value-type="string" calcext:value-type="string">
            <text:p><text:span text:style-name="T15">3,n</text:span><text:span text:style-name="T16">y-3</text:span></text:p>
          </table:table-cell>
          <table:table-cell table:style-name="ce8" office:value-type="string" calcext:value-type="string">
            <text:p><text:span text:style-name="T15">4,n</text:span><text:span text:style-name="T16">y-3</text:span></text:p>
          </table:table-cell>
          <table:table-cell table:style-name="ce8" office:value-type="string" calcext:value-type="string">
            <text:p><text:span text:style-name="T15">5,n</text:span><text:span text:style-name="T16">y-3</text:span></text:p>
          </table:table-cell>
          <table:table-cell table:style-name="ce8" office:value-type="string" calcext:value-type="string">
            <text:p><text:span text:style-name="T15">6,n</text:span><text:span text:style-name="T16">y-3</text:span></text:p>
          </table:table-cell>
          <table:table-cell table:style-name="ce8" office:value-type="string" calcext:value-type="string">
            <text:p><text:span text:style-name="T19">n</text:span><text:span text:style-name="T20">x-3</text:span><text:span text:style-name="T19">, n</text:span><text:span text:style-name="T20">y-3</text:span></text:p>
          </table:table-cell>
          <table:table-cell table:style-name="ce6" office:value-type="string" calcext:value-type="string">
            <text:p><text:span text:style-name="T32">n</text:span><text:span text:style-name="T33">x-2</text:span><text:span text:style-name="T32">, n</text:span><text:span text:style-name="T33">y-3</text:span></text:p>
          </table:table-cell>
          <table:table-cell table:style-name="ce6" office:value-type="string" calcext:value-type="string">
            <text:p><text:span text:style-name="T32">n</text:span><text:span text:style-name="T33">x-1</text:span><text:span text:style-name="T32">, n</text:span><text:span text:style-name="T33">y-3</text:span>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string" calcext:value-type="string">
            <text:p>Dy<text:span text:style-name="T5">6</text:span>      </text:p>
            <text:p><text:span text:style-name="T6">y</text:span><text:span text:style-name="T7">6</text:span></text:p>
          </table:table-cell>
          <table:table-cell table:style-name="ce6" office:value-type="string" calcext:value-type="string">
            <text:p>0,6</text:p>
          </table:table-cell>
          <table:table-cell table:style-name="ce6" office:value-type="string" calcext:value-type="string">
            <text:p>1,6</text:p>
          </table:table-cell>
          <table:table-cell table:style-name="ce8" office:value-type="string" calcext:value-type="string">
            <text:p>2,6</text:p>
          </table:table-cell>
          <table:table-cell table:style-name="ce8" office:value-type="string" calcext:value-type="string">
            <text:p>3,6</text:p>
          </table:table-cell>
          <table:table-cell table:style-name="ce8" office:value-type="string" calcext:value-type="string">
            <text:p>4,6</text:p>
          </table:table-cell>
          <table:table-cell table:style-name="ce8" office:value-type="string" calcext:value-type="string">
            <text:p>5,6</text:p>
          </table:table-cell>
          <table:table-cell table:style-name="ce8" office:value-type="string" calcext:value-type="string">
            <text:p>6,6</text:p>
          </table:table-cell>
          <table:table-cell table:style-name="ce8" office:value-type="string" calcext:value-type="string">
            <text:p><text:span text:style-name="T17">n</text:span><text:span text:style-name="T18">x-3</text:span><text:span text:style-name="T17">,</text:span>6</text:p>
          </table:table-cell>
          <table:table-cell table:style-name="ce9" office:value-type="string" calcext:value-type="string">
            <text:p><text:span text:style-name="T6">n</text:span><text:span text:style-name="T7">x-2</text:span><text:span text:style-name="T6">,6</text:span></text:p>
          </table:table-cell>
          <table:table-cell table:style-name="ce6" office:value-type="string" calcext:value-type="string">
            <text:p><text:span text:style-name="T12">n</text:span><text:span text:style-name="T13">x-1</text:span>,6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string" calcext:value-type="string">
            <text:p>Dy<text:span text:style-name="T5">5</text:span>      </text:p>
            <text:p><text:span text:style-name="T6">y</text:span><text:span text:style-name="T7">5</text:span></text:p>
          </table:table-cell>
          <table:table-cell table:style-name="ce6" office:value-type="string" calcext:value-type="string">
            <text:p>0,5</text:p>
          </table:table-cell>
          <table:table-cell table:style-name="ce6" office:value-type="string" calcext:value-type="string">
            <text:p>1,5</text:p>
          </table:table-cell>
          <table:table-cell table:style-name="ce8" office:value-type="string" calcext:value-type="string">
            <text:p>2,5</text:p>
          </table:table-cell>
          <table:table-cell table:style-name="ce8" office:value-type="string" calcext:value-type="string">
            <text:p>3,5</text:p>
          </table:table-cell>
          <table:table-cell table:style-name="ce8" office:value-type="string" calcext:value-type="string">
            <text:p>4,5</text:p>
          </table:table-cell>
          <table:table-cell table:style-name="ce8" office:value-type="string" calcext:value-type="string">
            <text:p>5,5</text:p>
          </table:table-cell>
          <table:table-cell table:style-name="ce8" office:value-type="string" calcext:value-type="string">
            <text:p>6,5</text:p>
          </table:table-cell>
          <table:table-cell table:style-name="ce8" office:value-type="string" calcext:value-type="string">
            <text:p><text:span text:style-name="T17">n</text:span><text:span text:style-name="T18">x-3</text:span><text:span text:style-name="T17">,</text:span>5</text:p>
          </table:table-cell>
          <table:table-cell table:style-name="ce9" office:value-type="string" calcext:value-type="string">
            <text:p><text:span text:style-name="T6">n</text:span><text:span text:style-name="T7">x-2</text:span><text:span text:style-name="T6">,5</text:span></text:p>
          </table:table-cell>
          <table:table-cell table:style-name="ce6" office:value-type="string" calcext:value-type="string">
            <text:p><text:span text:style-name="T12">n</text:span><text:span text:style-name="T13">x-1</text:span>,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string" calcext:value-type="string">
            <text:p>Dy<text:span text:style-name="T5">4</text:span>      </text:p>
            <text:p><text:span text:style-name="T6">y</text:span><text:span text:style-name="T7">4</text:span></text:p>
          </table:table-cell>
          <table:table-cell table:style-name="ce6" office:value-type="string" calcext:value-type="string">
            <text:p>0,4</text:p>
          </table:table-cell>
          <table:table-cell table:style-name="ce6" office:value-type="string" calcext:value-type="string">
            <text:p>1,4</text:p>
          </table:table-cell>
          <table:table-cell table:style-name="ce8" office:value-type="string" calcext:value-type="string">
            <text:p>2,4</text:p>
          </table:table-cell>
          <table:table-cell table:style-name="ce8" office:value-type="string" calcext:value-type="string">
            <text:p>3,4</text:p>
          </table:table-cell>
          <table:table-cell table:style-name="ce8" office:value-type="string" calcext:value-type="string">
            <text:p>4,4</text:p>
          </table:table-cell>
          <table:table-cell table:style-name="ce8" office:value-type="string" calcext:value-type="string">
            <text:p>5,4</text:p>
          </table:table-cell>
          <table:table-cell table:style-name="ce8" office:value-type="string" calcext:value-type="string">
            <text:p>6,4</text:p>
          </table:table-cell>
          <table:table-cell table:style-name="ce8" office:value-type="string" calcext:value-type="string">
            <text:p><text:span text:style-name="T17">n</text:span><text:span text:style-name="T18">x-3</text:span><text:span text:style-name="T17">,</text:span>4</text:p>
          </table:table-cell>
          <table:table-cell table:style-name="ce9" office:value-type="string" calcext:value-type="string">
            <text:p><text:span text:style-name="T6">n</text:span><text:span text:style-name="T7">x-2</text:span><text:span text:style-name="T6">,4</text:span></text:p>
          </table:table-cell>
          <table:table-cell table:style-name="ce6" office:value-type="string" calcext:value-type="string">
            <text:p><text:span text:style-name="T12">n</text:span><text:span text:style-name="T13">x-1</text:span>,4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4" office:value-type="string" calcext:value-type="string">
            <text:p><text:span text:style-name="T6">Dy</text:span><text:span text:style-name="T7">3</text:span><text:span text:style-name="T6">      </text:span></text:p>
            <text:p><text:span text:style-name="T6">y</text:span><text:span text:style-name="T7">3</text:span></text:p>
          </table:table-cell>
          <table:table-cell table:style-name="ce6" office:value-type="string" calcext:value-type="string">
            <text:p>0,3</text:p>
          </table:table-cell>
          <table:table-cell table:style-name="ce6" office:value-type="string" calcext:value-type="string">
            <text:p>1,3</text:p>
          </table:table-cell>
          <table:table-cell table:style-name="ce8" office:value-type="string" calcext:value-type="string">
            <text:p>2,3</text:p>
          </table:table-cell>
          <table:table-cell table:style-name="ce8" office:value-type="string" calcext:value-type="string">
            <text:p>3,3</text:p>
          </table:table-cell>
          <table:table-cell table:style-name="ce8" office:value-type="string" calcext:value-type="string">
            <text:p>4,3</text:p>
          </table:table-cell>
          <table:table-cell table:style-name="ce8" office:value-type="string" calcext:value-type="string">
            <text:p>5,3</text:p>
          </table:table-cell>
          <table:table-cell table:style-name="ce8" office:value-type="string" calcext:value-type="string">
            <text:p>6,3</text:p>
          </table:table-cell>
          <table:table-cell table:style-name="ce8" office:value-type="string" calcext:value-type="string">
            <text:p><text:span text:style-name="T17">n</text:span><text:span text:style-name="T18">x-3</text:span><text:span text:style-name="T17">,</text:span>3</text:p>
          </table:table-cell>
          <table:table-cell table:style-name="ce9" office:value-type="string" calcext:value-type="string">
            <text:p><text:span text:style-name="T6">n</text:span><text:span text:style-name="T7">x-2</text:span><text:span text:style-name="T6">,3</text:span></text:p>
          </table:table-cell>
          <table:table-cell table:style-name="ce6" office:value-type="string" calcext:value-type="string">
            <text:p><text:span text:style-name="T12">n</text:span><text:span text:style-name="T13">x-1</text:span>,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4" office:value-type="string" calcext:value-type="string">
            <text:p><text:span text:style-name="T6">Dy</text:span><text:span text:style-name="T7">2</text:span><text:span text:style-name="T6">      </text:span></text:p>
            <text:p><text:span text:style-name="T6">y</text:span><text:span text:style-name="T7">2</text:span></text:p>
          </table:table-cell>
          <table:table-cell table:style-name="ce6" office:value-type="string" calcext:value-type="string">
            <text:p>0,2</text:p>
          </table:table-cell>
          <table:table-cell table:style-name="ce6" office:value-type="string" calcext:value-type="string">
            <text:p>1,2</text:p>
          </table:table-cell>
          <table:table-cell table:style-name="ce8" office:value-type="string" calcext:value-type="string">
            <text:p>2,2</text:p>
          </table:table-cell>
          <table:table-cell table:style-name="ce8" office:value-type="string" calcext:value-type="string">
            <text:p>3,2</text:p>
          </table:table-cell>
          <table:table-cell table:style-name="ce8" office:value-type="string" calcext:value-type="string">
            <text:p>4,2</text:p>
          </table:table-cell>
          <table:table-cell table:style-name="ce8" office:value-type="string" calcext:value-type="string">
            <text:p>5,2</text:p>
          </table:table-cell>
          <table:table-cell table:style-name="ce8" office:value-type="string" calcext:value-type="string">
            <text:p>6,2</text:p>
          </table:table-cell>
          <table:table-cell table:style-name="ce8" office:value-type="string" calcext:value-type="string">
            <text:p><text:span text:style-name="T21">n</text:span><text:span text:style-name="T22">x-3</text:span><text:span text:style-name="T21">,2</text:span></text:p>
          </table:table-cell>
          <table:table-cell table:style-name="ce9" office:value-type="string" calcext:value-type="string">
            <text:p><text:span text:style-name="T6">n</text:span><text:span text:style-name="T7">x-2</text:span><text:span text:style-name="T6">,2</text:span></text:p>
          </table:table-cell>
          <table:table-cell table:style-name="ce6" office:value-type="string" calcext:value-type="string">
            <text:p><text:span text:style-name="T12">n</text:span><text:span text:style-name="T13">x-1</text:span>,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"/>
          <table:table-cell table:style-name="ce5" office:value-type="string" calcext:value-type="string">
            <text:p><text:span text:style-name="T12">Dy</text:span><text:span text:style-name="T13">1</text:span><text:span text:style-name="T12">      </text:span></text:p>
            <text:p><text:span text:style-name="T12">y</text:span><text:span text:style-name="T13">1</text:span></text:p>
          </table:table-cell>
          <table:table-cell table:style-name="ce6" office:value-type="string" calcext:value-type="string">
            <text:p>0,1</text:p>
          </table:table-cell>
          <table:table-cell table:style-name="ce6" office:value-type="string" calcext:value-type="string">
            <text:p>1,1</text:p>
          </table:table-cell>
          <table:table-cell table:style-name="ce6" office:value-type="string" calcext:value-type="string">
            <text:p>2,1</text:p>
          </table:table-cell>
          <table:table-cell table:style-name="ce6" office:value-type="string" calcext:value-type="string">
            <text:p>3,1</text:p>
          </table:table-cell>
          <table:table-cell table:style-name="ce6" office:value-type="string" calcext:value-type="string">
            <text:p>4,1</text:p>
          </table:table-cell>
          <table:table-cell table:style-name="ce6" office:value-type="string" calcext:value-type="string">
            <text:p>5,1</text:p>
          </table:table-cell>
          <table:table-cell table:style-name="ce6" office:value-type="string" calcext:value-type="string">
            <text:p>6,1</text:p>
          </table:table-cell>
          <table:table-cell table:style-name="ce6" office:value-type="string" calcext:value-type="string">
            <text:p><text:span text:style-name="T23">n</text:span><text:span text:style-name="T24">x-3</text:span><text:span text:style-name="T23">,1</text:span></text:p>
          </table:table-cell>
          <table:table-cell table:style-name="ce6" office:value-type="string" calcext:value-type="string">
            <text:p><text:span text:style-name="T12">n</text:span><text:span text:style-name="T13">x-2</text:span>,1</text:p>
          </table:table-cell>
          <table:table-cell table:style-name="ce6" office:value-type="string" calcext:value-type="string">
            <text:p><text:span text:style-name="T12">n</text:span><text:span text:style-name="T13">x-1</text:span>,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"/>
          <table:table-cell table:style-name="ce4" office:value-type="string" calcext:value-type="string">
            <text:p><text:span text:style-name="T6">Dy</text:span><text:span text:style-name="T7">0</text:span><text:span text:style-name="T6">      </text:span></text:p>
            <text:p><text:span text:style-name="T6">y</text:span><text:span text:style-name="T7">0</text:span></text:p>
          </table:table-cell>
          <table:table-cell table:style-name="ce6" office:value-type="string" calcext:value-type="string">
            <text:p>0,0</text:p>
          </table:table-cell>
          <table:table-cell table:style-name="ce6" office:value-type="string" calcext:value-type="string">
            <text:p>1,0</text:p>
          </table:table-cell>
          <table:table-cell table:style-name="ce6" office:value-type="string" calcext:value-type="string">
            <text:p>2,0</text:p>
          </table:table-cell>
          <table:table-cell table:style-name="ce6" office:value-type="string" calcext:value-type="string">
            <text:p>3,0</text:p>
          </table:table-cell>
          <table:table-cell table:style-name="ce6" office:value-type="string" calcext:value-type="string">
            <text:p>4,0</text:p>
          </table:table-cell>
          <table:table-cell table:style-name="ce6" office:value-type="string" calcext:value-type="string">
            <text:p>5,0</text:p>
          </table:table-cell>
          <table:table-cell table:style-name="ce6" office:value-type="string" calcext:value-type="string">
            <text:p>6,0</text:p>
          </table:table-cell>
          <table:table-cell table:style-name="ce6" office:value-type="string" calcext:value-type="string">
            <text:p><text:span text:style-name="T25">n</text:span><text:span text:style-name="T26">x-3</text:span><text:span text:style-name="T25">,0</text:span></text:p>
          </table:table-cell>
          <table:table-cell table:style-name="ce6" office:value-type="string" calcext:value-type="string">
            <text:p><text:span text:style-name="T12">n</text:span><text:span text:style-name="T13">x-2</text:span>,0</text:p>
          </table:table-cell>
          <table:table-cell table:style-name="ce6" office:value-type="string" calcext:value-type="string">
            <text:p><text:span text:style-name="T12">n</text:span><text:span text:style-name="T13">x-1</text:span><text:span text:style-name="T12">,0</text:span>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"/>
          <table:table-cell table:style-name="ce1"/>
          <table:table-cell table:style-name="ce7" office:value-type="string" calcext:value-type="string">
            <text:p>x<text:span text:style-name="T5">0</text:span></text:p>
            <text:p/>
            <text:p>    Dx<text:span text:style-name="T5">0</text:span></text:p>
          </table:table-cell>
          <table:table-cell table:style-name="ce7" office:value-type="string" calcext:value-type="string">
            <text:p><text:span text:style-name="T12">x</text:span><text:span text:style-name="T13">1</text:span></text:p>
            <text:p/>
            <text:p><text:span text:style-name="T12">    Dx</text:span><text:span text:style-name="T13">1</text:span></text:p>
          </table:table-cell>
          <table:table-cell table:style-name="ce7" office:value-type="string" calcext:value-type="string">
            <text:p><text:span text:style-name="T12">x</text:span><text:span text:style-name="T13">2</text:span></text:p>
            <text:p/>
            <text:p><text:span text:style-name="T12">    Dx</text:span><text:span text:style-name="T13">2</text:span></text:p>
          </table:table-cell>
          <table:table-cell table:style-name="ce7" office:value-type="string" calcext:value-type="string">
            <text:p><text:span text:style-name="T12">x</text:span><text:span text:style-name="T13">3</text:span></text:p>
            <text:p/>
            <text:p><text:span text:style-name="T12">    Dx</text:span><text:span text:style-name="T13">3</text:span></text:p>
          </table:table-cell>
          <table:table-cell table:style-name="ce7" office:value-type="string" calcext:value-type="string">
            <text:p><text:span text:style-name="T12">x</text:span><text:span text:style-name="T13">4</text:span></text:p>
            <text:p/>
            <text:p><text:span text:style-name="T12">    Dx</text:span><text:span text:style-name="T13">4</text:span></text:p>
          </table:table-cell>
          <table:table-cell table:style-name="ce7" office:value-type="string" calcext:value-type="string">
            <text:p><text:span text:style-name="T12">x</text:span><text:span text:style-name="T13">5</text:span></text:p>
            <text:p/>
            <text:p><text:span text:style-name="T12">    Dx</text:span><text:span text:style-name="T13">5</text:span></text:p>
          </table:table-cell>
          <table:table-cell table:style-name="ce7" office:value-type="string" calcext:value-type="string">
            <text:p><text:span text:style-name="T12">x</text:span><text:span text:style-name="T13">6</text:span></text:p>
            <text:p/>
            <text:p><text:span text:style-name="T12">    Dx</text:span><text:span text:style-name="T13">6</text:span></text:p>
          </table:table-cell>
          <table:table-cell table:style-name="ce7" office:value-type="string" calcext:value-type="string">
            <text:p><text:span text:style-name="T27">x</text:span><text:span text:style-name="T28">n-3</text:span></text:p>
            <text:p><text:span text:style-name="T29"/></text:p>
            <text:p><text:span text:style-name="T30">    Dx</text:span><text:span text:style-name="T31">n-3</text:span></text:p>
          </table:table-cell>
          <table:table-cell table:style-name="ce7" office:value-type="string" calcext:value-type="string">
            <text:p><text:span text:style-name="T12">x</text:span><text:span text:style-name="T13">n-2</text:span></text:p>
            <text:p/>
            <text:p><text:span text:style-name="T12">    Dx</text:span><text:span text:style-name="T13">n-2</text:span></text:p>
          </table:table-cell>
          <table:table-cell table:style-name="ce7" office:value-type="string" calcext:value-type="string">
            <text:p><text:span text:style-name="T12">x</text:span><text:span text:style-name="T13">n-1</text:span></text:p>
            <text:p/>
            <text:p><text:span text:style-name="T12">    Dx</text:span><text:span text:style-name="T13">n-1</text:span></text:p>
          </table:table-cell>
          <table:table-cell table:style-name="ce10" office:value-type="string" calcext:value-type="string">
            <text:p><text:span text:style-name="T6">x</text:span><text:span text:style-name="T7">n</text:span></text:p>
          </table:table-cell>
          <table:table-cell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D3:Sheet1.O14" table:contains-header="fals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scale-to="92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4">00/00/0000</text:date>, <text:time style:data-style-name="N2" text:time-value="11:37:24.683240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5:14:37.447404854</meta:creation-date>
    <dc:date>2018-05-14T11:48:45.960859936</dc:date>
    <meta:editing-duration>PT47M7S</meta:editing-duration>
    <meta:editing-cycles>11</meta:editing-cycles>
    <meta:generator>LibreOffice/6.0.3.2$Linux_X86_64 LibreOffice_project/00m0$Build-2</meta:generator>
    <meta:document-statistic meta:table-count="1" meta:cell-count="122" meta:object-count="10"/>
  </office:meta>
</office:document-meta>
</file>